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P2"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T13" style:parent-style-name="DefaultParagraphFont" style:family="text">
      <style:text-properties style:font-name="Arial" style:font-name-complex="Arial" fo:color="#222222" fo:font-size="10.5pt" style:font-size-asian="10.5pt" style:font-size-complex="10.5pt" fo:background-color="#FFFFFF"/>
    </style:style>
    <style:style style:name="P14" style:parent-style-name="ListParagraph" style:family="paragraph"/>
    <style:style style:name="T15" style:parent-style-name="DefaultParagraphFont" style:family="text">
      <style:text-properties style:font-name="Arial" style:font-name-complex="Arial" fo:color="#222222" fo:font-size="10.5pt" style:font-size-asian="10.5pt" style:font-size-complex="10.5pt" fo:background-color="#FFFFFF"/>
    </style:style>
  </office:automatic-styles>
  <office:body>
    <office:text text:use-soft-page-breaks="true">
      <text:p text:style-name="P1">Kids Crawling Companion</text:p>
      <text:p text:style-name="Normal"/>
      <text:p text:style-name="Normal">A small interactive robot that will help babies learn to crawl or to keep those already crawling occupied to give mum and dad a hand.</text:p>
      <text:p text:style-name="Normal">The robot will be placed 4/5 feet in front of the baby in the baby’s field of<text:s/>vision. <text:s/>Soon after starting up it will begin to play pre-recorded messages to get the baby’s attention. And hopefully entice the baby to start moving towards it. <text:s/>The messages played will be short sentences of encouragement. At the start all messages will<text:s/>be in a universal voice but a later feature that might be added will be for parents to add their own voices which again would encourage babies even further. <text:s/>Once the baby starts to move towards it either one of the three ultrasonic sensors that will be placed around the base on one of its three sides will detect movement and send the robot of on the path that is the clearest or the camera(s) placed on top will detect motion using OpenCV software and send the robot off on a path of least resistance but only enough to keep out of reach of the baby. And to make sure baby stays interested while it moves away from it, it will continue to play the pre-recorded messages <text:s/>and it will also blink an array of LED’s that will keep the baby attentions.</text:p>
      <text:p text:style-name="Normal">Another feature<text:s/>will be the camera display being view on a local network so that parents can keep an eye or just watch the kids attempting to crawl.</text:p>
      <text:p text:style-name="P2">Technologies used:</text:p>
      <text:p text:style-name="Normal">Hardware</text:p>
      <text:list text:style-name="LFO1" text:continue-numbering="true">
        <text:list-item>
          <text:p text:style-name="P3">Raspberry Pi<text:s/></text:p>
        </text:list-item>
        <text:list-item>
          <text:p text:style-name="P4">Motors</text:p>
        </text:list-item>
        <text:list-item>
          <text:p text:style-name="P5">Speaker</text:p>
        </text:list-item>
        <text:list-item>
          <text:p text:style-name="P6">LED’s</text:p>
        </text:list-item>
        <text:list-item>
          <text:p text:style-name="P7">Ultrasonic</text:p>
        </text:list-item>
        <text:list-item>
          <text:p text:style-name="P8">Pi Camera</text:p>
        </text:list-item>
      </text:list>
      <text:p text:style-name="Normal">Software</text:p>
      <text:list text:style-name="LFO2" text:continue-numbering="true">
        <text:list-item>
          <text:p text:style-name="P9">C++</text:p>
        </text:list-item>
        <text:list-item>
          <text:p text:style-name="P10">OpenCV<text:s/></text:p>
        </text:list-item>
        <text:list-item>
          <text:p text:style-name="P11">Python</text:p>
        </text:list-item>
        <text:list-item>
          <text:p text:style-name="P12">Raspberry<text:s/>pi<text:s/><text:s/>–<text:s/>Raspbian OS(<text:span text:style-name="T13">Debian-based)</text:span></text:p>
        </text:list-item>
        <text:list-item>
          <text:p text:style-name="P14"><text:span text:style-name="T15">Lucidchart</text:span></text:p>
        </text:list-item>
      </text:list>
      <text:p text:style-name="Normal"/>
      <text:p text:style-name="Normal">As projects grow and change there may be software and hardware that I might include or decide not to u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ne Higgins</meta:initial-creator>
    <dc:creator>Shane Higgins</dc:creator>
    <meta:creation-date>2019-09-22T13:13:00Z</meta:creation-date>
    <dc:date>2019-09-27T15:05:00Z</dc:date>
    <meta:template xlink:href="Normal" xlink:type="simple"/>
    <meta:editing-cycles>4</meta:editing-cycles>
    <meta:editing-duration>PT4740S</meta:editing-duration>
    <meta:document-statistic meta:page-count="1" meta:paragraph-count="3" meta:word-count="248" meta:character-count="1663" meta:row-count="11" meta:non-whitespace-character-count="1418"/>
  </office:meta>
</office:document-meta>
</file>